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Black" svg:font-family="'Lato Black'" style:font-pitch="variable"/>
    <style:font-face style:name="Lato Black1" svg:font-family="'Lato Black'" style:font-adornments="Regular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4e102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65095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4e102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0.74pt solid #000000" fo:background-color="#b3cac7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4e102d" style:text-align-source="fix" style:repeat-content="false" fo:border="0.74pt solid #000000" style:vertical-align="middle"/>
      <style:paragraph-properties fo:text-align="center" fo:margin-left="0in"/>
      <style:text-properties style:font-name="Lato Black1"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  <style:text-properties style:font-name="DejaVu Sans Condensed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4e102d" style:text-align-source="fix" style:repeat-content="false" fo:border="0.74pt solid #000000" style:vertical-align="middle"/>
      <style:paragraph-properties fo:text-align="center" fo:margin-left="0in"/>
      <style:text-properties style:font-name="Lato Black1" fo:font-weight="bold" style:font-weight-asian="bold" style:font-weight-complex="bold"/>
    </style:style>
    <style:style style:name="ce1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  <style:text-properties style:font-name="DejaVu Sans Condense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3" table:default-cell-style-name="ce9"/>
        <table:table-column table:style-name="co8" table:default-cell-style-name="ce16"/>
        <table:table-column table:style-name="co9" table:default-cell-style-name="ce16"/>
        <table:table-column table:style-name="co10" table:default-cell-style-name="ce1"/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1" table:number-columns-repeated="3"/>
          <table:table-cell table:style-name="ce13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Bangla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Physics</text:p>
          </table:table-cell>
          <table:table-cell table:style-name="ce7" office:value-type="string" calcext:value-type="string">
            <text:p>Chemistry</text:p>
          </table:table-cell>
          <table:table-cell table:style-name="ce7" office:value-type="string" calcext:value-type="string">
            <text:p>Math</text:p>
          </table:table-cell>
          <table:table-cell table:style-name="ce7" office:value-type="string" calcext:value-type="string">
            <text:p>Biology</text:p>
          </table:table-cell>
          <table:table-cell table:style-name="ce7" office:value-type="string" calcext:value-type="string">
            <text:p>ICT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Average</text:p>
          </table:table-cell>
          <table:table-cell table:style-name="ce14" office:value-type="string" calcext:value-type="string">
            <text:p>GRADE</text:p>
          </table:table-cell>
          <table:table-cell table:style-name="ce17" office:value-type="string" calcext:value-type="string">
            <text:p>Rank</text:p>
          </table:table-cell>
          <table:table-cell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yaan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0" calcext:value-type="float">
            <text:p>80</text:p>
          </table:table-cell>
          <table:table-cell table:style-name="ce11" table:formula="of:=SUM([.D3:.J3])" office:value-type="float" office:value="589" calcext:value-type="float">
            <text:p>589</text:p>
          </table:table-cell>
          <table:table-cell table:style-name="ce12" table:formula="of:=AVERAGE([.D3:.J3])" office:value-type="float" office:value="84.1428571428571" calcext:value-type="float">
            <text:p>84.14</text:p>
          </table:table-cell>
          <table:table-cell table:style-name="ce15" table:formula="of:=IF([.L3] &gt;= 80; &quot;A+&quot;; IF([.L3] &gt;= 70; &quot;A&quot;; IF([.L3] &gt;= 60; &quot;B&quot;; IF([.L3] &gt;= 50; &quot;C&quot;;IF([.L3] &gt;=33; &quot;D&quot;; IF([.L3] &gt;= 0; &quot;F&quot;))))))" office:value-type="string" office:string-value="A+" calcext:value-type="string">
            <text:p>A+</text:p>
          </table:table-cell>
          <table:table-cell table:style-name="ce18" table:formula="of:=RANK([.J3];[.J$3:.J$32])" office:value-type="float" office:value="11" calcext:value-type="float">
            <text:p>11</text:p>
          </table:table-cell>
          <table:table-cell/>
        </table:table-row>
        <table:table-row table:style-name="ro4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aya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8" calcext:value-type="float">
            <text:p>38</text:p>
          </table:table-cell>
          <table:table-cell table:style-name="ce11" table:formula="of:=SUM([.D4:.J4])" office:value-type="float" office:value="318" calcext:value-type="float">
            <text:p>318</text:p>
          </table:table-cell>
          <table:table-cell table:style-name="ce12" table:formula="of:=AVERAGE([.D4:.J4])" office:value-type="float" office:value="45.4285714285714" calcext:value-type="float">
            <text:p>45.43</text:p>
          </table:table-cell>
          <table:table-cell table:style-name="ce15" table:formula="of:=IF([.L4] &gt;= 80; &quot;A+&quot;; IF([.L4] &gt;= 70; &quot;A&quot;; IF([.L4] &gt;= 60; &quot;B&quot;; IF([.L4] &gt;= 50; &quot;C&quot;;IF([.L4] &gt;=33; &quot;D&quot;; IF([.L4] &gt;= 0; &quot;F&quot;))))))" office:value-type="string" office:string-value="D" calcext:value-type="string">
            <text:p>D</text:p>
          </table:table-cell>
          <table:table-cell table:style-name="ce18" table:formula="of:=RANK([.J4];[.J$3:.J$32])" office:value-type="float" office:value="23" calcext:value-type="float">
            <text:p>23</text:p>
          </table:table-cell>
          <table:table-cell/>
        </table:table-row>
        <table:table-row table:style-name="ro4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Zoya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4" calcext:value-type="float">
            <text:p>94</text:p>
          </table:table-cell>
          <table:table-cell table:style-name="ce11" table:formula="of:=SUM([.D5:.J5])" office:value-type="float" office:value="633" calcext:value-type="float">
            <text:p>633</text:p>
          </table:table-cell>
          <table:table-cell table:style-name="ce12" table:formula="of:=AVERAGE([.D5:.J5])" office:value-type="float" office:value="90.4285714285714" calcext:value-type="float">
            <text:p>90.43</text:p>
          </table:table-cell>
          <table:table-cell table:style-name="ce15" table:formula="of:=IF([.L5] &gt;= 80; &quot;A+&quot;; IF([.L5] &gt;= 70; &quot;A&quot;; IF([.L5] &gt;= 60; &quot;B&quot;; IF([.L5] &gt;= 50; &quot;C&quot;;IF([.L5] &gt;=33; &quot;D&quot;; IF([.L5] &gt;= 0; &quot;F&quot;))))))" office:value-type="string" office:string-value="A+" calcext:value-type="string">
            <text:p>A+</text:p>
          </table:table-cell>
          <table:table-cell table:style-name="ce18" table:formula="of:=RANK([.J5];[.J$3:.J$32])" office:value-type="float" office:value="3" calcext:value-type="float">
            <text:p>3</text:p>
          </table:table-cell>
          <table:table-cell/>
        </table:table-row>
        <table:table-row table:style-name="ro4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ry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11" table:formula="of:=SUM([.D6:.J6])" office:value-type="float" office:value="452" calcext:value-type="float">
            <text:p>452</text:p>
          </table:table-cell>
          <table:table-cell table:style-name="ce12" table:formula="of:=AVERAGE([.D6:.J6])" office:value-type="float" office:value="64.5714285714286" calcext:value-type="float">
            <text:p>64.57</text:p>
          </table:table-cell>
          <table:table-cell table:style-name="ce15" table:formula="of:=IF([.L6] &gt;= 80; &quot;A+&quot;; IF([.L6] &gt;= 70; &quot;A&quot;; IF([.L6] &gt;= 60; &quot;B&quot;; IF([.L6] &gt;= 50; &quot;C&quot;;IF([.L6] &gt;=33; &quot;D&quot;; IF([.L6] &gt;= 0; &quot;F&quot;))))))" office:value-type="string" office:string-value="B" calcext:value-type="string">
            <text:p>B</text:p>
          </table:table-cell>
          <table:table-cell table:style-name="ce18" table:formula="of:=RANK([.J6];[.J$3:.J$32])" office:value-type="float" office:value="18" calcext:value-type="float">
            <text:p>18</text:p>
          </table:table-cell>
          <table:table-cell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Nair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11" table:formula="of:=SUM([.D7:.J7])" office:value-type="float" office:value="165" calcext:value-type="float">
            <text:p>165</text:p>
          </table:table-cell>
          <table:table-cell table:style-name="ce12" table:formula="of:=AVERAGE([.D7:.J7])" office:value-type="float" office:value="23.5714285714286" calcext:value-type="float">
            <text:p>23.57</text:p>
          </table:table-cell>
          <table:table-cell table:style-name="ce15" table:formula="of:=IF([.L7] &gt;= 80; &quot;A+&quot;; IF([.L7] &gt;= 70; &quot;A&quot;; IF([.L7] &gt;= 60; &quot;B&quot;; IF([.L7] &gt;= 50; &quot;C&quot;;IF([.L7] &gt;=33; &quot;D&quot;; IF([.L7] &gt;= 0; &quot;F&quot;))))))" office:value-type="string" office:string-value="F" calcext:value-type="string">
            <text:p>F</text:p>
          </table:table-cell>
          <table:table-cell table:style-name="ce18" table:formula="of:=RANK([.J7];[.J$3:.J$32])" office:value-type="float" office:value="28" calcext:value-type="float">
            <text:p>28</text:p>
          </table:table-cell>
          <table:table-cell/>
        </table:table-row>
        <table:table-row table:style-name="ro4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Kabir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3" calcext:value-type="float">
            <text:p>93</text:p>
          </table:table-cell>
          <table:table-cell table:style-name="ce11" table:formula="of:=SUM([.D8:.J8])" office:value-type="float" office:value="655" calcext:value-type="float">
            <text:p>655</text:p>
          </table:table-cell>
          <table:table-cell table:style-name="ce12" table:formula="of:=AVERAGE([.D8:.J8])" office:value-type="float" office:value="93.5714285714286" calcext:value-type="float">
            <text:p>93.57</text:p>
          </table:table-cell>
          <table:table-cell table:style-name="ce15" table:formula="of:=IF([.L8] &gt;= 80; &quot;A+&quot;; IF([.L8] &gt;= 70; &quot;A&quot;; IF([.L8] &gt;= 60; &quot;B&quot;; IF([.L8] &gt;= 50; &quot;C&quot;;IF([.L8] &gt;=33; &quot;D&quot;; IF([.L8] &gt;= 0; &quot;F&quot;))))))" office:value-type="string" office:string-value="A+" calcext:value-type="string">
            <text:p>A+</text:p>
          </table:table-cell>
          <table:table-cell table:style-name="ce18" table:formula="of:=RANK([.J8];[.J$3:.J$32])" office:value-type="float" office:value="4" calcext:value-type="float">
            <text:p>4</text:p>
          </table:table-cell>
          <table:table-cell/>
        </table:table-row>
        <table:table-row table:style-name="ro4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Alish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9" calcext:value-type="float">
            <text:p>49</text:p>
          </table:table-cell>
          <table:table-cell table:style-name="ce11" table:formula="of:=SUM([.D9:.J9])" office:value-type="float" office:value="369" calcext:value-type="float">
            <text:p>369</text:p>
          </table:table-cell>
          <table:table-cell table:style-name="ce12" table:formula="of:=AVERAGE([.D9:.J9])" office:value-type="float" office:value="52.7142857142857" calcext:value-type="float">
            <text:p>52.71</text:p>
          </table:table-cell>
          <table:table-cell table:style-name="ce15" table:formula="of:=IF([.L9] &gt;= 80; &quot;A+&quot;; IF([.L9] &gt;= 70; &quot;A&quot;; IF([.L9] &gt;= 60; &quot;B&quot;; IF([.L9] &gt;= 50; &quot;C&quot;;IF([.L9] &gt;=33; &quot;D&quot;; IF([.L9] &gt;= 0; &quot;F&quot;))))))" office:value-type="string" office:string-value="C" calcext:value-type="string">
            <text:p>C</text:p>
          </table:table-cell>
          <table:table-cell table:style-name="ce18" table:formula="of:=RANK([.J9];[.J$3:.J$32])" office:value-type="float" office:value="22" calcext:value-type="float">
            <text:p>22</text:p>
          </table:table-cell>
          <table:table-cell/>
        </table:table-row>
        <table:table-row table:style-name="ro4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adi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0" calcext:value-type="float">
            <text:p>80</text:p>
          </table:table-cell>
          <table:table-cell table:style-name="ce11" table:formula="of:=SUM([.D10:.J10])" office:value-type="float" office:value="557" calcext:value-type="float">
            <text:p>557</text:p>
          </table:table-cell>
          <table:table-cell table:style-name="ce12" table:formula="of:=AVERAGE([.D10:.J10])" office:value-type="float" office:value="79.5714285714286" calcext:value-type="float">
            <text:p>79.57</text:p>
          </table:table-cell>
          <table:table-cell table:style-name="ce15" table:formula="of:=IF([.L10] &gt;= 80; &quot;A+&quot;; IF([.L10] &gt;= 70; &quot;A&quot;; IF([.L10] &gt;= 60; &quot;B&quot;; IF([.L10] &gt;= 50; &quot;C&quot;;IF([.L10] &gt;=33; &quot;D&quot;; IF([.L10] &gt;= 0; &quot;F&quot;))))))" office:value-type="string" office:string-value="A" calcext:value-type="string">
            <text:p>A</text:p>
          </table:table-cell>
          <table:table-cell table:style-name="ce18" table:formula="of:=RANK([.J10];[.J$3:.J$32])" office:value-type="float" office:value="11" calcext:value-type="float">
            <text:p>11</text:p>
          </table:table-cell>
          <table:table-cell/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Zahra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7" calcext:value-type="float">
            <text:p>87</text:p>
          </table:table-cell>
          <table:table-cell table:style-name="ce11" table:formula="of:=SUM([.D11:.J11])" office:value-type="float" office:value="589" calcext:value-type="float">
            <text:p>589</text:p>
          </table:table-cell>
          <table:table-cell table:style-name="ce12" table:formula="of:=AVERAGE([.D11:.J11])" office:value-type="float" office:value="84.1428571428571" calcext:value-type="float">
            <text:p>84.14</text:p>
          </table:table-cell>
          <table:table-cell table:style-name="ce15" table:formula="of:=IF([.L11] &gt;= 80; &quot;A+&quot;; IF([.L11] &gt;= 70; &quot;A&quot;; IF([.L11] &gt;= 60; &quot;B&quot;; IF([.L11] &gt;= 50; &quot;C&quot;;IF([.L11] &gt;=33; &quot;D&quot;; IF([.L11] &gt;= 0; &quot;F&quot;))))))" office:value-type="string" office:string-value="A+" calcext:value-type="string">
            <text:p>A+</text:p>
          </table:table-cell>
          <table:table-cell table:style-name="ce18" table:formula="of:=RANK([.J11];[.J$3:.J$32])" office:value-type="float" office:value="8" calcext:value-type="float">
            <text:p>8</text:p>
          </table:table-cell>
          <table:table-cell/>
        </table:table-row>
        <table:table-row table:style-name="ro4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Ehan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11" table:formula="of:=SUM([.D12:.J12])" office:value-type="float" office:value="220" calcext:value-type="float">
            <text:p>220</text:p>
          </table:table-cell>
          <table:table-cell table:style-name="ce12" table:formula="of:=AVERAGE([.D12:.J12])" office:value-type="float" office:value="31.4285714285714" calcext:value-type="float">
            <text:p>31.43</text:p>
          </table:table-cell>
          <table:table-cell table:style-name="ce15" table:formula="of:=IF([.L12] &gt;= 80; &quot;A+&quot;; IF([.L12] &gt;= 70; &quot;A&quot;; IF([.L12] &gt;= 60; &quot;B&quot;; IF([.L12] &gt;= 50; &quot;C&quot;;IF([.L12] &gt;=33; &quot;D&quot;; IF([.L12] &gt;= 0; &quot;F&quot;))))))" office:value-type="string" office:string-value="F" calcext:value-type="string">
            <text:p>F</text:p>
          </table:table-cell>
          <table:table-cell table:style-name="ce18" table:formula="of:=RANK([.J12];[.J$3:.J$32])" office:value-type="float" office:value="25" calcext:value-type="float">
            <text:p>25</text:p>
          </table:table-cell>
          <table:table-cell/>
        </table:table-row>
        <table:table-row table:style-name="ro4"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Inay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0" calcext:value-type="float">
            <text:p>70</text:p>
          </table:table-cell>
          <table:table-cell table:style-name="ce11" table:formula="of:=SUM([.D13:.J13])" office:value-type="float" office:value="480" calcext:value-type="float">
            <text:p>480</text:p>
          </table:table-cell>
          <table:table-cell table:style-name="ce12" table:formula="of:=AVERAGE([.D13:.J13])" office:value-type="float" office:value="68.5714285714286" calcext:value-type="float">
            <text:p>68.57</text:p>
          </table:table-cell>
          <table:table-cell table:style-name="ce15" table:formula="of:=IF([.L13] &gt;= 80; &quot;A+&quot;; IF([.L13] &gt;= 70; &quot;A&quot;; IF([.L13] &gt;= 60; &quot;B&quot;; IF([.L13] &gt;= 50; &quot;C&quot;;IF([.L13] &gt;=33; &quot;D&quot;; IF([.L13] &gt;= 0; &quot;F&quot;))))))" office:value-type="string" office:string-value="B" calcext:value-type="string">
            <text:p>B</text:p>
          </table:table-cell>
          <table:table-cell table:style-name="ce18" table:formula="of:=RANK([.J13];[.J$3:.J$32])" office:value-type="float" office:value="16" calcext:value-type="float">
            <text:p>16</text:p>
          </table:table-cell>
          <table:table-cell/>
        </table:table-row>
        <table:table-row table:style-name="ro4"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Vihaan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9" calcext:value-type="float">
            <text:p>99</text:p>
          </table:table-cell>
          <table:table-cell table:style-name="ce11" table:formula="of:=SUM([.D14:.J14])" office:value-type="float" office:value="677" calcext:value-type="float">
            <text:p>677</text:p>
          </table:table-cell>
          <table:table-cell table:style-name="ce12" table:formula="of:=AVERAGE([.D14:.J14])" office:value-type="float" office:value="96.7142857142857" calcext:value-type="float">
            <text:p>96.71</text:p>
          </table:table-cell>
          <table:table-cell table:style-name="ce15" table:formula="of:=IF([.L14] &gt;= 80; &quot;A+&quot;; IF([.L14] &gt;= 70; &quot;A&quot;; IF([.L14] &gt;= 60; &quot;B&quot;; IF([.L14] &gt;= 50; &quot;C&quot;;IF([.L14] &gt;=33; &quot;D&quot;; IF([.L14] &gt;= 0; &quot;F&quot;))))))" office:value-type="string" office:string-value="A+" calcext:value-type="string">
            <text:p>A+</text:p>
          </table:table-cell>
          <table:table-cell table:style-name="ce18" table:formula="of:=RANK([.J14];[.J$3:.J$32])" office:value-type="float" office:value="1" calcext:value-type="float">
            <text:p>1</text:p>
          </table:table-cell>
          <table:table-cell/>
        </table:table-row>
        <table:table-row table:style-name="ro4"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Zidan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0" calcext:value-type="float">
            <text:p>50</text:p>
          </table:table-cell>
          <table:table-cell table:style-name="ce11" table:formula="of:=SUM([.D15:.J15])" office:value-type="float" office:value="396" calcext:value-type="float">
            <text:p>396</text:p>
          </table:table-cell>
          <table:table-cell table:style-name="ce12" table:formula="of:=AVERAGE([.D15:.J15])" office:value-type="float" office:value="56.5714285714286" calcext:value-type="float">
            <text:p>56.57</text:p>
          </table:table-cell>
          <table:table-cell table:style-name="ce15" table:formula="of:=IF([.L15] &gt;= 80; &quot;A+&quot;; IF([.L15] &gt;= 70; &quot;A&quot;; IF([.L15] &gt;= 60; &quot;B&quot;; IF([.L15] &gt;= 50; &quot;C&quot;;IF([.L15] &gt;=33; &quot;D&quot;; IF([.L15] &gt;= 0; &quot;F&quot;))))))" office:value-type="string" office:string-value="C" calcext:value-type="string">
            <text:p>C</text:p>
          </table:table-cell>
          <table:table-cell table:style-name="ce18" table:formula="of:=RANK([.J15];[.J$3:.J$32])" office:value-type="float" office:value="20" calcext:value-type="float">
            <text:p>20</text:p>
          </table:table-cell>
          <table:table-cell/>
        </table:table-row>
        <table:table-row table:style-name="ro4">
          <table:table-cell/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Ti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4" calcext:value-type="float">
            <text:p>74</text:p>
          </table:table-cell>
          <table:table-cell table:style-name="ce11" table:formula="of:=SUM([.D16:.J16])" office:value-type="float" office:value="523" calcext:value-type="float">
            <text:p>523</text:p>
          </table:table-cell>
          <table:table-cell table:style-name="ce12" table:formula="of:=AVERAGE([.D16:.J16])" office:value-type="float" office:value="74.7142857142857" calcext:value-type="float">
            <text:p>74.71</text:p>
          </table:table-cell>
          <table:table-cell table:style-name="ce15" table:formula="of:=IF([.L16] &gt;= 80; &quot;A+&quot;; IF([.L16] &gt;= 70; &quot;A&quot;; IF([.L16] &gt;= 60; &quot;B&quot;; IF([.L16] &gt;= 50; &quot;C&quot;;IF([.L16] &gt;=33; &quot;D&quot;; IF([.L16] &gt;= 0; &quot;F&quot;))))))" office:value-type="string" office:string-value="A" calcext:value-type="string">
            <text:p>A</text:p>
          </table:table-cell>
          <table:table-cell table:style-name="ce18" table:formula="of:=RANK([.J16];[.J$3:.J$32])" office:value-type="float" office:value="15" calcext:value-type="float">
            <text:p>15</text:p>
          </table:table-cell>
          <table:table-cell/>
        </table:table-row>
        <table:table-row table:style-name="ro4"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Arju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11" table:formula="of:=SUM([.D17:.J17])" office:value-type="float" office:value="165" calcext:value-type="float">
            <text:p>165</text:p>
          </table:table-cell>
          <table:table-cell table:style-name="ce12" table:formula="of:=AVERAGE([.D17:.J17])" office:value-type="float" office:value="23.5714285714286" calcext:value-type="float">
            <text:p>23.57</text:p>
          </table:table-cell>
          <table:table-cell table:style-name="ce15" table:formula="of:=IF([.L17] &gt;= 80; &quot;A+&quot;; IF([.L17] &gt;= 70; &quot;A&quot;; IF([.L17] &gt;= 60; &quot;B&quot;; IF([.L17] &gt;= 50; &quot;C&quot;;IF([.L17] &gt;=33; &quot;D&quot;; IF([.L17] &gt;= 0; &quot;F&quot;))))))" office:value-type="string" office:string-value="F" calcext:value-type="string">
            <text:p>F</text:p>
          </table:table-cell>
          <table:table-cell table:style-name="ce18" table:formula="of:=RANK([.J17];[.J$3:.J$32])" office:value-type="float" office:value="27" calcext:value-type="float">
            <text:p>27</text:p>
          </table:table-cell>
          <table:table-cell/>
        </table:table-row>
        <table:table-row table:style-name="ro4">
          <table:table-cell/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Myra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1" calcext:value-type="float">
            <text:p>81</text:p>
          </table:table-cell>
          <table:table-cell table:style-name="ce11" table:formula="of:=SUM([.D18:.J18])" office:value-type="float" office:value="573" calcext:value-type="float">
            <text:p>573</text:p>
          </table:table-cell>
          <table:table-cell table:style-name="ce12" table:formula="of:=AVERAGE([.D18:.J18])" office:value-type="float" office:value="81.8571428571429" calcext:value-type="float">
            <text:p>81.86</text:p>
          </table:table-cell>
          <table:table-cell table:style-name="ce15" table:formula="of:=IF([.L18] &gt;= 80; &quot;A+&quot;; IF([.L18] &gt;= 70; &quot;A&quot;; IF([.L18] &gt;= 60; &quot;B&quot;; IF([.L18] &gt;= 50; &quot;C&quot;;IF([.L18] &gt;=33; &quot;D&quot;; IF([.L18] &gt;= 0; &quot;F&quot;))))))" office:value-type="string" office:string-value="A+" calcext:value-type="string">
            <text:p>A+</text:p>
          </table:table-cell>
          <table:table-cell table:style-name="ce18" table:formula="of:=RANK([.J18];[.J$3:.J$32])"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Ish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3" calcext:value-type="float">
            <text:p>93</text:p>
          </table:table-cell>
          <table:table-cell table:style-name="ce11" table:formula="of:=SUM([.D19:.J19])" office:value-type="float" office:value="654" calcext:value-type="float">
            <text:p>654</text:p>
          </table:table-cell>
          <table:table-cell table:style-name="ce12" table:formula="of:=AVERAGE([.D19:.J19])" office:value-type="float" office:value="93.4285714285714" calcext:value-type="float">
            <text:p>93.43</text:p>
          </table:table-cell>
          <table:table-cell table:style-name="ce15" table:formula="of:=IF([.L19] &gt;= 80; &quot;A+&quot;; IF([.L19] &gt;= 70; &quot;A&quot;; IF([.L19] &gt;= 60; &quot;B&quot;; IF([.L19] &gt;= 50; &quot;C&quot;;IF([.L19] &gt;=33; &quot;D&quot;; IF([.L19] &gt;= 0; &quot;F&quot;))))))" office:value-type="string" office:string-value="A+" calcext:value-type="string">
            <text:p>A+</text:p>
          </table:table-cell>
          <table:table-cell table:style-name="ce18" table:formula="of:=RANK([.J19];[.J$3:.J$32])" office:value-type="float" office:value="4" calcext:value-type="float">
            <text:p>4</text:p>
          </table:table-cell>
          <table:table-cell/>
        </table:table-row>
        <table:table-row table:style-name="ro4">
          <table:table-cell/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Dev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11" table:formula="of:=SUM([.D20:.J20])" office:value-type="float" office:value="192" calcext:value-type="float">
            <text:p>192</text:p>
          </table:table-cell>
          <table:table-cell table:style-name="ce12" table:formula="of:=AVERAGE([.D20:.J20])" office:value-type="float" office:value="27.4285714285714" calcext:value-type="float">
            <text:p>27.43</text:p>
          </table:table-cell>
          <table:table-cell table:style-name="ce15" table:formula="of:=IF([.L20] &gt;= 80; &quot;A+&quot;; IF([.L20] &gt;= 70; &quot;A&quot;; IF([.L20] &gt;= 60; &quot;B&quot;; IF([.L20] &gt;= 50; &quot;C&quot;;IF([.L20] &gt;=33; &quot;D&quot;; IF([.L20] &gt;= 0; &quot;F&quot;))))))" office:value-type="string" office:string-value="F" calcext:value-type="string">
            <text:p>F</text:p>
          </table:table-cell>
          <table:table-cell table:style-name="ce18" table:formula="of:=RANK([.J20];[.J$3:.J$32])" office:value-type="float" office:value="28" calcext:value-type="float">
            <text:p>28</text:p>
          </table:table-cell>
          <table:table-cell/>
        </table:table-row>
        <table:table-row table:style-name="ro4">
          <table:table-cell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Adira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8" calcext:value-type="float">
            <text:p>78</text:p>
          </table:table-cell>
          <table:table-cell table:style-name="ce11" table:formula="of:=SUM([.D21:.J21])" office:value-type="float" office:value="513" calcext:value-type="float">
            <text:p>513</text:p>
          </table:table-cell>
          <table:table-cell table:style-name="ce12" table:formula="of:=AVERAGE([.D21:.J21])" office:value-type="float" office:value="73.2857142857143" calcext:value-type="float">
            <text:p>73.29</text:p>
          </table:table-cell>
          <table:table-cell table:style-name="ce15" table:formula="of:=IF([.L21] &gt;= 80; &quot;A+&quot;; IF([.L21] &gt;= 70; &quot;A&quot;; IF([.L21] &gt;= 60; &quot;B&quot;; IF([.L21] &gt;= 50; &quot;C&quot;;IF([.L21] &gt;=33; &quot;D&quot;; IF([.L21] &gt;= 0; &quot;F&quot;))))))" office:value-type="string" office:string-value="A" calcext:value-type="string">
            <text:p>A</text:p>
          </table:table-cell>
          <table:table-cell table:style-name="ce18" table:formula="of:=RANK([.J21];[.J$3:.J$32])" office:value-type="float" office:value="13" calcext:value-type="float">
            <text:p>13</text:p>
          </table:table-cell>
          <table:table-cell/>
        </table:table-row>
        <table:table-row table:style-name="ro4">
          <table:table-cell/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Ayan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11" table:formula="of:=SUM([.D22:.J22])" office:value-type="float" office:value="604" calcext:value-type="float">
            <text:p>604</text:p>
          </table:table-cell>
          <table:table-cell table:style-name="ce12" table:formula="of:=AVERAGE([.D22:.J22])" office:value-type="float" office:value="86.2857142857143" calcext:value-type="float">
            <text:p>86.29</text:p>
          </table:table-cell>
          <table:table-cell table:style-name="ce15" table:formula="of:=IF([.L22] &gt;= 80; &quot;A+&quot;; IF([.L22] &gt;= 70; &quot;A&quot;; IF([.L22] &gt;= 60; &quot;B&quot;; IF([.L22] &gt;= 50; &quot;C&quot;;IF([.L22] &gt;=33; &quot;D&quot;; IF([.L22] &gt;= 0; &quot;F&quot;))))))" office:value-type="string" office:string-value="A+" calcext:value-type="string">
            <text:p>A+</text:p>
          </table:table-cell>
          <table:table-cell table:style-name="ce18" table:formula="of:=RANK([.J22];[.J$3:.J$32])" office:value-type="float" office:value="7" calcext:value-type="float">
            <text:p>7</text:p>
          </table:table-cell>
          <table:table-cell/>
        </table:table-row>
        <table:table-row table:style-name="ro4"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Leila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4" calcext:value-type="float">
            <text:p>54</text:p>
          </table:table-cell>
          <table:table-cell table:style-name="ce11" table:formula="of:=SUM([.D23:.J23])" office:value-type="float" office:value="370" calcext:value-type="float">
            <text:p>370</text:p>
          </table:table-cell>
          <table:table-cell table:style-name="ce12" table:formula="of:=AVERAGE([.D23:.J23])" office:value-type="float" office:value="52.8571428571429" calcext:value-type="float">
            <text:p>52.86</text:p>
          </table:table-cell>
          <table:table-cell table:style-name="ce15" table:formula="of:=IF([.L23] &gt;= 80; &quot;A+&quot;; IF([.L23] &gt;= 70; &quot;A&quot;; IF([.L23] &gt;= 60; &quot;B&quot;; IF([.L23] &gt;= 50; &quot;C&quot;;IF([.L23] &gt;=33; &quot;D&quot;; IF([.L23] &gt;= 0; &quot;F&quot;))))))" office:value-type="string" office:string-value="C" calcext:value-type="string">
            <text:p>C</text:p>
          </table:table-cell>
          <table:table-cell table:style-name="ce18" table:formula="of:=RANK([.J23];[.J$3:.J$32])" office:value-type="float" office:value="19" calcext:value-type="float">
            <text:p>19</text:p>
          </table:table-cell>
          <table:table-cell/>
        </table:table-row>
        <table:table-row table:style-name="ro4">
          <table:table-cell/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Sama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7" calcext:value-type="float">
            <text:p>67</text:p>
          </table:table-cell>
          <table:table-cell table:style-name="ce11" table:formula="of:=SUM([.D24:.J24])" office:value-type="float" office:value="487" calcext:value-type="float">
            <text:p>487</text:p>
          </table:table-cell>
          <table:table-cell table:style-name="ce12" table:formula="of:=AVERAGE([.D24:.J24])" office:value-type="float" office:value="69.5714285714286" calcext:value-type="float">
            <text:p>69.57</text:p>
          </table:table-cell>
          <table:table-cell table:style-name="ce15" table:formula="of:=IF([.L24] &gt;= 80; &quot;A+&quot;; IF([.L24] &gt;= 70; &quot;A&quot;; IF([.L24] &gt;= 60; &quot;B&quot;; IF([.L24] &gt;= 50; &quot;C&quot;;IF([.L24] &gt;=33; &quot;D&quot;; IF([.L24] &gt;= 0; &quot;F&quot;))))))" office:value-type="string" office:string-value="B" calcext:value-type="string">
            <text:p>B</text:p>
          </table:table-cell>
          <table:table-cell table:style-name="ce18" table:formula="of:=RANK([.J24];[.J$3:.J$32])" office:value-type="float" office:value="17" calcext:value-type="float">
            <text:p>17</text:p>
          </table:table-cell>
          <table:table-cell/>
        </table:table-row>
        <table:table-row table:style-name="ro4">
          <table:table-cell/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Zar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8" calcext:value-type="float">
            <text:p>38</text:p>
          </table:table-cell>
          <table:table-cell table:style-name="ce11" table:formula="of:=SUM([.D25:.J25])" office:value-type="float" office:value="280" calcext:value-type="float">
            <text:p>280</text:p>
          </table:table-cell>
          <table:table-cell table:style-name="ce12" table:formula="of:=AVERAGE([.D25:.J25])" office:value-type="float" office:value="40" calcext:value-type="float">
            <text:p>40.00</text:p>
          </table:table-cell>
          <table:table-cell table:style-name="ce15" table:formula="of:=IF([.L25] &gt;= 80; &quot;A+&quot;; IF([.L25] &gt;= 70; &quot;A&quot;; IF([.L25] &gt;= 60; &quot;B&quot;; IF([.L25] &gt;= 50; &quot;C&quot;;IF([.L25] &gt;=33; &quot;D&quot;; IF([.L25] &gt;= 0; &quot;F&quot;))))))" office:value-type="string" office:string-value="D" calcext:value-type="string">
            <text:p>D</text:p>
          </table:table-cell>
          <table:table-cell table:style-name="ce18" table:formula="of:=RANK([.J25];[.J$3:.J$32])" office:value-type="float" office:value="23" calcext:value-type="float">
            <text:p>23</text:p>
          </table:table-cell>
          <table:table-cell/>
        </table:table-row>
        <table:table-row table:style-name="ro4">
          <table:table-cell/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Aarav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1" calcext:value-type="float">
            <text:p>91</text:p>
          </table:table-cell>
          <table:table-cell table:style-name="ce11" table:formula="of:=SUM([.D26:.J26])" office:value-type="float" office:value="643" calcext:value-type="float">
            <text:p>643</text:p>
          </table:table-cell>
          <table:table-cell table:style-name="ce12" table:formula="of:=AVERAGE([.D26:.J26])" office:value-type="float" office:value="91.8571428571429" calcext:value-type="float">
            <text:p>91.86</text:p>
          </table:table-cell>
          <table:table-cell table:style-name="ce15" table:formula="of:=IF([.L26] &gt;= 80; &quot;A+&quot;; IF([.L26] &gt;= 70; &quot;A&quot;; IF([.L26] &gt;= 60; &quot;B&quot;; IF([.L26] &gt;= 50; &quot;C&quot;;IF([.L26] &gt;=33; &quot;D&quot;; IF([.L26] &gt;= 0; &quot;F&quot;))))))" office:value-type="string" office:string-value="A+" calcext:value-type="string">
            <text:p>A+</text:p>
          </table:table-cell>
          <table:table-cell table:style-name="ce18" table:formula="of:=RANK([.J26];[.J$3:.J$32])" office:value-type="float" office:value="6" calcext:value-type="float">
            <text:p>6</text:p>
          </table:table-cell>
          <table:table-cell/>
        </table:table-row>
        <table:table-row table:style-name="ro4">
          <table:table-cell/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aish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11" table:formula="of:=SUM([.D27:.J27])" office:value-type="float" office:value="103" calcext:value-type="float">
            <text:p>103</text:p>
          </table:table-cell>
          <table:table-cell table:style-name="ce12" table:formula="of:=AVERAGE([.D27:.J27])" office:value-type="float" office:value="14.7142857142857" calcext:value-type="float">
            <text:p>14.71</text:p>
          </table:table-cell>
          <table:table-cell table:style-name="ce15" table:formula="of:=IF([.L27] &gt;= 80; &quot;A+&quot;; IF([.L27] &gt;= 70; &quot;A&quot;; IF([.L27] &gt;= 60; &quot;B&quot;; IF([.L27] &gt;= 50; &quot;C&quot;;IF([.L27] &gt;=33; &quot;D&quot;; IF([.L27] &gt;= 0; &quot;F&quot;))))))" office:value-type="string" office:string-value="F" calcext:value-type="string">
            <text:p>F</text:p>
          </table:table-cell>
          <table:table-cell table:style-name="ce18" table:formula="of:=RANK([.J27];[.J$3:.J$32])" office:value-type="float" office:value="30" calcext:value-type="float">
            <text:p>30</text:p>
          </table:table-cell>
          <table:table-cell/>
        </table:table-row>
        <table:table-row table:style-name="ro4">
          <table:table-cell/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Ahan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8" calcext:value-type="float">
            <text:p>78</text:p>
          </table:table-cell>
          <table:table-cell table:style-name="ce11" table:formula="of:=SUM([.D28:.J28])" office:value-type="float" office:value="503" calcext:value-type="float">
            <text:p>503</text:p>
          </table:table-cell>
          <table:table-cell table:style-name="ce12" table:formula="of:=AVERAGE([.D28:.J28])" office:value-type="float" office:value="71.8571428571429" calcext:value-type="float">
            <text:p>71.86</text:p>
          </table:table-cell>
          <table:table-cell table:style-name="ce15" table:formula="of:=IF([.L28] &gt;= 80; &quot;A+&quot;; IF([.L28] &gt;= 70; &quot;A&quot;; IF([.L28] &gt;= 60; &quot;B&quot;; IF([.L28] &gt;= 50; &quot;C&quot;;IF([.L28] &gt;=33; &quot;D&quot;; IF([.L28] &gt;= 0; &quot;F&quot;))))))" office:value-type="string" office:string-value="A" calcext:value-type="string">
            <text:p>A</text:p>
          </table:table-cell>
          <table:table-cell table:style-name="ce18" table:formula="of:=RANK([.J28];[.J$3:.J$32])" office:value-type="float" office:value="13" calcext:value-type="float">
            <text:p>13</text:p>
          </table:table-cell>
          <table:table-cell/>
        </table:table-row>
        <table:table-row table:style-name="ro4"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Farhan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6" calcext:value-type="float">
            <text:p>86</text:p>
          </table:table-cell>
          <table:table-cell table:style-name="ce11" table:formula="of:=SUM([.D29:.J29])" office:value-type="float" office:value="602" calcext:value-type="float">
            <text:p>602</text:p>
          </table:table-cell>
          <table:table-cell table:style-name="ce12" table:formula="of:=AVERAGE([.D29:.J29])" office:value-type="float" office:value="86" calcext:value-type="float">
            <text:p>86.00</text:p>
          </table:table-cell>
          <table:table-cell table:style-name="ce15" table:formula="of:=IF([.L29] &gt;= 80; &quot;A+&quot;; IF([.L29] &gt;= 70; &quot;A&quot;; IF([.L29] &gt;= 60; &quot;B&quot;; IF([.L29] &gt;= 50; &quot;C&quot;;IF([.L29] &gt;=33; &quot;D&quot;; IF([.L29] &gt;= 0; &quot;F&quot;))))))" office:value-type="string" office:string-value="A+" calcext:value-type="string">
            <text:p>A+</text:p>
          </table:table-cell>
          <table:table-cell table:style-name="ce18" table:formula="of:=RANK([.J29];[.J$3:.J$32])" office:value-type="float" office:value="9" calcext:value-type="float">
            <text:p>9</text:p>
          </table:table-cell>
          <table:table-cell/>
        </table:table-row>
        <table:table-row table:style-name="ro4">
          <table:table-cell/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Ari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1" table:formula="of:=SUM([.D30:.J30])" office:value-type="float" office:value="346" calcext:value-type="float">
            <text:p>346</text:p>
          </table:table-cell>
          <table:table-cell table:style-name="ce12" table:formula="of:=AVERAGE([.D30:.J30])" office:value-type="float" office:value="49.4285714285714" calcext:value-type="float">
            <text:p>49.43</text:p>
          </table:table-cell>
          <table:table-cell table:style-name="ce15" table:formula="of:=IF([.L30] &gt;= 80; &quot;A+&quot;; IF([.L30] &gt;= 70; &quot;A&quot;; IF([.L30] &gt;= 60; &quot;B&quot;; IF([.L30] &gt;= 50; &quot;C&quot;;IF([.L30] &gt;=33; &quot;D&quot;; IF([.L30] &gt;= 0; &quot;F&quot;))))))" office:value-type="string" office:string-value="D" calcext:value-type="string">
            <text:p>D</text:p>
          </table:table-cell>
          <table:table-cell table:style-name="ce18" table:formula="of:=RANK([.J30];[.J$3:.J$32])" office:value-type="float" office:value="20" calcext:value-type="float">
            <text:p>20</text:p>
          </table:table-cell>
          <table:table-cell/>
        </table:table-row>
        <table:table-row table:style-name="ro4">
          <table:table-cell/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Fari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11" table:formula="of:=SUM([.D31:.J31])" office:value-type="float" office:value="689" calcext:value-type="float">
            <text:p>689</text:p>
          </table:table-cell>
          <table:table-cell table:style-name="ce12" table:formula="of:=AVERAGE([.D31:.J31])" office:value-type="float" office:value="98.4285714285714" calcext:value-type="float">
            <text:p>98.43</text:p>
          </table:table-cell>
          <table:table-cell table:style-name="ce15" table:formula="of:=IF([.L31] &gt;= 80; &quot;A+&quot;; IF([.L31] &gt;= 70; &quot;A&quot;; IF([.L31] &gt;= 60; &quot;B&quot;; IF([.L31] &gt;= 50; &quot;C&quot;;IF([.L31] &gt;=33; &quot;D&quot;; IF([.L31] &gt;= 0; &quot;F&quot;))))))" office:value-type="string" office:string-value="A+" calcext:value-type="string">
            <text:p>A+</text:p>
          </table:table-cell>
          <table:table-cell table:style-name="ce18" table:formula="of:=RANK([.J31];[.J$3:.J$32])" office:value-type="float" office:value="1" calcext:value-type="float">
            <text:p>1</text:p>
          </table:table-cell>
          <table:table-cell/>
        </table:table-row>
        <table:table-row table:style-name="ro4">
          <table:table-cell/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Im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11" table:formula="of:=SUM([.D32:.J32])" office:value-type="float" office:value="220" calcext:value-type="float">
            <text:p>220</text:p>
          </table:table-cell>
          <table:table-cell table:style-name="ce12" table:formula="of:=AVERAGE([.D32:.J32])" office:value-type="float" office:value="31.4285714285714" calcext:value-type="float">
            <text:p>31.43</text:p>
          </table:table-cell>
          <table:table-cell table:style-name="ce15" table:formula="of:=IF([.L32] &gt;= 80; &quot;A+&quot;; IF([.L32] &gt;= 70; &quot;A&quot;; IF([.L32] &gt;= 60; &quot;B&quot;; IF([.L32] &gt;= 50; &quot;C&quot;;IF([.L32] &gt;=33; &quot;D&quot;; IF([.L32] &gt;= 0; &quot;F&quot;))))))" office:value-type="string" office:string-value="F" calcext:value-type="string">
            <text:p>F</text:p>
          </table:table-cell>
          <table:table-cell table:style-name="ce18" table:formula="of:=RANK([.J32];[.J$3:.J$32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style-name="ce1"/>
          <table:table-cell table:number-columns-repeated="5"/>
          <table:table-cell table:style-name="ce1" table:number-columns-repeated="3"/>
          <table:table-cell table:style-name="ce13" table:number-columns-repeated="2"/>
          <table:table-cell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B9:Sheet1.B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Black" svg:font-family="'Lato Black'" style:font-pitch="variable"/>
    <style:font-face style:name="Lato Black1" svg:font-family="'Lato Black'" style:font-adornments="Regular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N M Mashud</meta:initial-creator>
    <meta:creation-date>2024-09-25T21:32:48.306534474</meta:creation-date>
    <dc:date>2024-09-25T23:24:41.597630861</dc:date>
    <dc:creator>A N M Mashud</dc:creator>
    <meta:editing-duration>PT5M32S</meta:editing-duration>
    <meta:editing-cycles>1</meta:editing-cycles>
    <meta:document-statistic meta:table-count="1" meta:cell-count="403" meta:object-count="0"/>
    <meta:generator>LibreOffice/24.8.1.2$Linux_X86_64 LibreOffice_project/87fa9aec1a63e70835390b81c40bb8993f1d4ff6</meta:generator>
  </office:meta>
</office:document-meta>
</file>